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159cm"/>
    </style:style>
    <style:style style:name="gr2" style:family="graphic" style:parent-style-name="standard">
      <style:graphic-properties draw:stroke="none" svg:stroke-color="#000000" draw:fill="none" draw:fill-color="#ffffff" fo:min-height="1.274cm"/>
    </style:style>
    <style:style style:name="gr3" style:family="graphic" style:parent-style-name="standard">
      <style:graphic-properties draw:stroke="none" svg:stroke-color="#000000" draw:fill="none" draw:fill-color="#ffffff" fo:min-height="1.397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7.239cm" svg:height="2.409cm" svg:x="1.762cm" svg:y="2.016cm">
          <draw:text-box>
            <text:p>Line One</text:p>
          </draw:text-box>
        </draw:frame>
        <draw:frame draw:style-name="gr2" draw:layer="layout" svg:width="5.588cm" svg:height="1.524cm" svg:x="1.762cm" svg:y="3.667cm">
          <draw:text-box>
            <text:p>Line Two</text:p>
          </draw:text-box>
        </draw:frame>
        <draw:frame draw:style-name="gr3" draw:layer="layout" svg:width="4.953cm" svg:height="1.647cm" svg:x="1.762cm" svg:y="5.064cm">
          <draw:text-box>
            <text:p>Line Thre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mian Jansen</meta:initial-creator>
    <meta:creation-date>2014-01-31T13:16:38</meta:creation-date>
    <dc:date>2014-01-31T13:18:21</dc:date>
    <dc:creator>Damian Jansen</dc:creator>
    <meta:editing-duration>PT1M45S</meta:editing-duration>
    <meta:editing-cycles>1</meta:editing-cycles>
    <meta:document-statistic meta:object-count="3"/>
    <meta:generator>LibreOffice/3.4$Unix LibreOffice_project/340m1$Build-502</meta:generator>
  </office:meta>
</office:document-meta>
</file>